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a0290" officeooo:paragraph-rsid="000a0290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officeooo:rsid="000a0290" officeooo:paragraph-rsid="000a0290" style:font-size-asian="16pt" style:font-size-complex="16pt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4pt" officeooo:rsid="000ac4ef" officeooo:paragraph-rsid="000ac4ef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ac4ef" officeooo:paragraph-rsid="000ac4ef" style:font-size-asian="14pt" style:font-size-complex="14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4pt" officeooo:rsid="000c0451" officeooo:paragraph-rsid="000c0451" style:font-size-asian="14pt" style:font-size-complex="14pt"/>
    </style:style>
    <style:style style:name="T1" style:family="text">
      <style:text-properties fo:font-size="14pt" style:font-size-asian="12.25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9DSnP-HW5實驗報告 </text:p>
      <text:p text:style-name="P2"><text:tab/><text:tab/><text:tab/><text:tab/><text:tab/><text:tab/><text:tab/><text:tab/><text:tab/> <text:s text:c="12"/><text:span text:style-name="T1">電機二范育瑋</text:span></text:p>
      <text:list xml:id="list8566310430871282147" text:style-name="L2">
        <text:list-item>
          <text:p text:style-name="P3">程式架構</text:p>
        </text:list-item>
      </text:list>
      <text:p text:style-name="P4"/>
      <text:p text:style-name="P4"/>
      <text:p text:style-name="P4"/>
      <text:p text:style-name="P4"/>
      <text:list xml:id="list141535531585048" text:continue-numbering="true" text:style-name="L2">
        <text:list-item>
          <text:p text:style-name="P5">資料結構分析比較</text:p>
          <text:p text:style-name="P5"/>
        </text:list-item>
        <text:list-item>
          <text:p text:style-name="P5">心得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3:10:30.610434064</meta:creation-date>
    <dc:date>2019-11-19T14:15:34.017963651</dc:date>
    <meta:editing-duration>PT14M43S</meta:editing-duration>
    <meta:editing-cycles>1</meta:editing-cycles>
    <meta:document-statistic meta:table-count="0" meta:image-count="0" meta:object-count="0" meta:page-count="1" meta:paragraph-count="5" meta:word-count="28" meta:character-count="65" meta:non-whitespace-character-count="42"/>
    <meta:generator>LibreOffice/5.1.6.2$Linux_X86_64 LibreOffice_project/10m0$Build-2</meta:generator>
  </office:meta>
</office:document-meta>
</file>